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623b6" officeooo:paragraph-rsid="000623b6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officeooo:rsid="000623b6" officeooo:paragraph-rsid="000623b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9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use-window-font-color="true" style:font-name="Comic Sans MS" fo:font-size="11pt" fo:font-weight="normal" officeooo:rsid="0004c0b1" officeooo:paragraph-rsid="0004c0b1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use-window-font-color="true" style:font-name="Comic Sans MS" fo:font-size="11pt" fo:font-weight="normal" officeooo:rsid="000623b6" officeooo:paragraph-rsid="000623b6" fo:background-color="transparent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officeooo:rsid="000623b6" officeooo:paragraph-rsid="000623b6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officeooo:rsid="000623b6" officeooo:paragraph-rsid="00077d51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officeooo:rsid="00077d51" officeooo:paragraph-rsid="00077d51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style:font-name="Comic Sans MS" fo:font-size="11pt" fo:font-weight="normal" officeooo:rsid="0004c0b1" officeooo:paragraph-rsid="0004c0b1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officeooo:rsid="000623b6" officeooo:paragraph-rsid="000623b6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officeooo:rsid="00077d51" officeooo:paragraph-rsid="00077d51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officeooo:rsid="000623b6" officeooo:paragraph-rsid="000623b6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04c0b1" officeooo:paragraph-rsid="0004c0b1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officeooo:rsid="0004c0b1" officeooo:paragraph-rsid="0004c0b1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04c0b1" officeooo:paragraph-rsid="0004c0b1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rsid="0004c0b1" officeooo:paragraph-rsid="0004c0b1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officeooo:rsid="0008aad0" officeooo:paragraph-rsid="0008aad0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c0b1" style:font-weight-asian="normal" style:font-weight-complex="normal"/>
    </style:style>
    <style:style style:name="T3" style:family="text">
      <style:text-properties fo:font-weight="normal" officeooo:rsid="000623b6" style:font-weight-asian="normal" style:font-weight-complex="normal"/>
    </style:style>
    <style:style style:name="T4" style:family="text">
      <style:text-properties style:use-window-font-color="true" style:font-name="Comic Sans MS" fo:font-size="11pt" fo:font-weight="normal" officeooo:rsid="000623b6" style:font-size-asian="11pt" style:font-weight-asian="normal" style:font-size-complex="11pt" style:font-weight-complex="normal"/>
    </style:style>
    <style:style style:name="T5" style:family="text">
      <style:text-properties officeooo:rsid="0004c0b1"/>
    </style:style>
    <style:style style:name="T6" style:family="text">
      <style:text-properties officeooo:rsid="000623b6"/>
    </style:style>
    <style:style style:name="T7" style:family="text">
      <style:text-properties officeooo:rsid="00077d51"/>
    </style:style>
    <style:style style:name="T8" style:family="text">
      <style:text-properties officeooo:rsid="0008aad0"/>
    </style:style>
    <style:style style:name="T9" style:family="text">
      <style:text-properties officeooo:rsid="00094de7"/>
    </style:style>
    <style:style style:name="T10" style:family="text">
      <style:text-properties officeooo:rsid="00099a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3">Mardi <text:span text:style-name="T5">19</text:span> mar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8">horaires</text:p>
          </table:table-cell>
          <table:table-cell table:style-name="Tableau1.B2" office:value-type="string">
            <text:p text:style-name="P5">CP</text:p>
          </table:table-cell>
          <table:table-cell table:style-name="Tableau1.C2" office:value-type="string">
            <text:p text:style-name="P5">CE1</text:p>
          </table:table-cell>
        </table:table-row>
        <table:table-row>
          <table:table-cell table:style-name="Tableau1.A2" table:number-rows-spanned="2" office:value-type="string">
            <text:p text:style-name="P3">8h3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3" table:number-columns-spanned="2" office:value-type="string">
            <text:p text:style-name="P9">Rituel : - le jour d'aujourd'hui : la roue des jours + écriture de la date au tableau </text:p>
            <text:p text:style-name="P9"><text:span text:style-name="T8">chant</text:span>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16">Lecture</text:p>
            <text:p text:style-name="P16">→ <text:span text:style-name="T1">lire dans sa tête le texte : entourer les mots </text:span><text:span text:style-name="T2">qu’on ne comprend pas ou qu’on ne réussit pas à lire seul. Repérer les liaisons. </text:span></text:p>
            <text:p text:style-name="P15">→ lire deux par deux : attention, s’expliquer le sens des mots si possible, et s’aider à décoder les mots difficiles</text:p>
            <text:p text:style-name="P9">→ lecture collective <text:span text:style-name="T5">avec support au TBI</text:span></text:p>
            <text:p text:style-name="P9">→ questions sur la compréhension du texte : mimer le texte.</text:p>
            <text:p text:style-name="P9">→ exercices du fichier</text:p>
            <text:p text:style-name="P9"/>
            <text:p text:style-name="P10">Ecriture des devoirs</text:p>
          </table:table-cell>
          <table:table-cell table:style-name="Tableau1.C4" office:value-type="string">
            <text:p text:style-name="P22">Lecture explicite</text:p>
            <text:p text:style-name="P27">Suite séance chapitre <text:span text:style-name="T8">2</text:span> Lili lapin</text:p>
            <text:p text:style-name="P21">Dictée</text:p>
            <text:p text:style-name="P25">Écoute de la dictée au casque</text:p>
            <text:p text:style-name="P26">Ecrire la dictée sur son cahier</text:p>
            <text:p text:style-name="P26">Autocorrection en vert sur la table de correction (prévoir fiche de correction et stylo vert pour pas de triche possible)</text:p>
            <text:p text:style-name="P26"/>
            <text:p text:style-name="P23">EDL</text:p>
            <text:p text:style-name="P28">S<text:span text:style-name="T8">2</text:span> <text:span text:style-name="T6">Accord sujet verbe – collectif</text:span></text:p>
            <text:p text:style-name="P29">+ donner leçon pronoms personnels</text:p>
          </table:table-cell>
        </table:table-row>
        <table:table-row>
          <table:table-cell table:style-name="Tableau1.A2" office:value-type="string">
            <text:p text:style-name="P3">10h00</text:p>
          </table:table-cell>
          <table:table-cell table:style-name="Tableau1.C2" table:number-columns-spanned="2" office:value-type="string">
            <text:p text:style-name="P6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3">10h15</text:p>
            <text:p text:style-name="P3"/>
            <text:p text:style-name="P3"/>
            <text:p text:style-name="P3"/>
            <text:p text:style-name="P3"/>
            <text:p text:style-name="P3"/>
            <text:p text:style-name="P3">10h30</text:p>
          </table:table-cell>
          <table:table-cell table:style-name="Tableau1.B6" office:value-type="string">
            <text:p text:style-name="P11">Ecriture :</text:p>
            <text:p text:style-name="P11">Ecriture d’une même phrase 3 fois puis remplir critères de réussite, recommencer s’il manque 2 croix ! </text:p>
          </table:table-cell>
          <table:table-cell table:style-name="Tableau1.C6" office:value-type="string">
            <text:p text:style-name="P21">Copie (15min)</text:p>
            <text:p text:style-name="P26">Choix d'un texte</text:p>
            <text:p text:style-name="P26">Melyna : mettre fiche lettres cursives et scripts</text:p>
            <text:p text:style-name="P26"/>
            <text:p text:style-name="P26">Copier devoirs</text:p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4">Problèmes </text:span></text:p>
          </table:table-cell>
          <table:table-cell table:style-name="Tableau1.C6" office:value-type="string">
            <text:p text:style-name="P24">Calcul mental : <text:span text:style-name="T3">Problèmes</text:span></text:p>
            <text:p text:style-name="P30"/>
          </table:table-cell>
        </table:table-row>
        <table:table-row>
          <table:table-cell table:style-name="Tableau1.A2" office:value-type="string">
            <text:p text:style-name="P3">10h45</text:p>
          </table:table-cell>
          <table:table-cell table:style-name="Tableau1.C6" table:number-columns-spanned="2" office:value-type="string">
            <text:p text:style-name="P1">Maths <text:s text:c="52"/><text:span text:style-name="T10">Approche de la multiplication et de la division avec la banque <text:s text:c="42"/></text:span></text:p>
            <text:p text:style-name="P2">Nombres jusqu’à 59 <text:span text:style-name="T9">S2</text:span> <text:s text:c="50"/></text:p>
          </table:table-cell>
          <table:covered-table-cell/>
        </table:table-row>
        <table:table-row>
          <table:table-cell table:style-name="Tableau1.A2" office:value-type="string">
            <text:p text:style-name="P3">11h30</text:p>
          </table:table-cell>
          <table:table-cell table:style-name="Tableau1.B9" table:number-columns-spanned="2" office:value-type="string">
            <text:p text:style-name="P7">Pause méridienne</text:p>
          </table:table-cell>
          <table:covered-table-cell/>
        </table:table-row>
        <table:table-row>
          <table:table-cell table:style-name="Tableau1.A2" office:value-type="string">
            <text:p text:style-name="P3">13h00</text:p>
            <text:p text:style-name="P3"/>
            <text:p text:style-name="P4"/>
          </table:table-cell>
          <table:table-cell table:style-name="Tableau1.C6" table:number-columns-spanned="2" office:value-type="string">
            <text:p text:style-name="P20">Le quart d’heure lecture : CE1 CE2 choisissent un seul livre et le lisent en silence à leur table</text:p>
            <text:p text:style-name="P20">CP : relecture du texte avec tous les CP sauf Evan et Thibaud : mettre l’accent sur fluidité de la lecture, recommencer une même phrase plusieurs fois si besoin. </text:p>
          </table:table-cell>
          <table:covered-table-cell/>
        </table:table-row>
        <table:table-row>
          <table:table-cell table:style-name="Tableau1.A2" office:value-type="string">
            <text:p text:style-name="P4">13h15</text:p>
            <text:p text:style-name="P3"/>
          </table:table-cell>
          <table:table-cell table:style-name="Tableau1.C6" table:number-columns-spanned="2" office:value-type="string">
            <text:p text:style-name="P17">PRODUCTIONS D’ECRITS</text:p>
            <text:p text:style-name="P12">En collectif : observer la première image, la décrire : inscrire les mots retenus dans le tableau des mots. Idem pour première et troisième image. Ajouter quelques mots inducteurs. Une fois le tableau rempli : </text:p>
            <text:p text:style-name="P12">CP + Valentin + Mathias + Melyna : décrire les trois premières images en utilisant uniquement les mots du tableau. Utiliser au moins deux connecteurs.</text:p>
            <text:p text:style-name="P13">CE1 : décrire les <text:span text:style-name="T7">quatre</text:span> premières images en <text:span text:style-name="T7">s’aidant</text:span> du tableau <text:span text:style-name="T7">des mots</text:span>. Utiliser au moins <text:span text:style-name="T7">trois </text:span>connecteurs.</text:p>
            <text:p text:style-name="P14">Quand les élèves on terminé, remplir le tableau des critères de réussite. </text:p>
            <text:p text:style-name="P14"/>
            <text:p text:style-name="P14">Pour la correction : tu peux corriger ceux qui ont réussi, ceux qui n’ont pas réussi laisse-les de côté, je reprendrai avec eux la prochaine fois pour faire un deuxième jet.</text:p>
          </table:table-cell>
          <table:covered-table-cell/>
        </table:table-row>
        <table:table-row>
          <table:table-cell table:style-name="Tableau1.A12" office:value-type="string">
            <text:p text:style-name="P3">14h30</text:p>
          </table:table-cell>
          <table:table-cell table:style-name="Tableau1.B9" table:number-columns-spanned="2" office:value-type="string">
            <text:p text:style-name="P19">Récréation</text:p>
          </table:table-cell>
          <table:covered-table-cell/>
        </table:table-row>
        <table:table-row>
          <table:table-cell table:style-name="Tableau1.A2" office:value-type="string">
            <text:p text:style-name="P3"/>
          </table:table-cell>
          <table:table-cell table:style-name="Tableau1.C6" table:number-columns-spanned="2" office:value-type="string">
            <text:p text:style-name="P18">CHANT</text:p>
            <text:p text:style-name="P14">Revoir « tous les cris les SOS » (ils la connaissent entière)</text:p>
            <text:p text:style-name="P14">Revoir refrain de « y’en a assez » + apprendre premier couplet (ou plus:-) )</text:p>
            <text:p text:style-name="P14">Commencer à apprendre « Monsieur Toulmonde » (refrain et si possible premier couplet)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0-29T15:11:27.54</meta:creation-date>
    <dc:date>2019-03-18T10:26:09.895000000</dc:date>
    <meta:editing-duration>P3DT2H45M39S</meta:editing-duration>
    <meta:editing-cycles>13</meta:editing-cycles>
    <meta:generator>LibreOffice/5.3.7.2$Windows_X86_64 LibreOffice_project/6b8ed514a9f8b44d37a1b96673cbbdd077e24059</meta:generator>
    <meta:printed-by>Sabrina Agnellini</meta:printed-by>
    <meta:print-date>2019-03-01T12:45:08.44</meta:print-date>
    <meta:document-statistic meta:table-count="1" meta:image-count="0" meta:object-count="0" meta:page-count="2" meta:paragraph-count="56" meta:word-count="434" meta:character-count="2616" meta:non-whitespace-character-count="2083"/>
  </office:meta>
</office:document-meta>
</file>